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en_GB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Vorspa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office:value-type="string" calcext:value-type="string">
            <text:p>Tongue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’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Normal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B2:Tabelle1.AMJ1048576 Tabelle1.A1:Tabelle1.A1048576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00/00/00</text:date>, <text:time style:data-style-name="N2" text:time-value="13:32:12.1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8-28T22:40:07.351000000</dc:date>
    <meta:editing-duration>PT4H57M19S</meta:editing-duration>
    <meta:editing-cycles>9</meta:editing-cycles>
    <meta:document-statistic meta:table-count="1" meta:cell-count="56" meta:object-count="0"/>
  </office:meta>
</office:document-meta>
</file>